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6fc" officeooo:paragraph-rsid="000cc6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al Access Token GitHub</text:p>
      <text:p text:style-name="P1"/>
      <text:p text:style-name="P1">43085be5dd5dc02227ff26beccddea3625b76fe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10:34:16.473641195</meta:creation-date>
    <dc:date>2019-08-24T10:35:06.815171791</dc:date>
    <meta:editing-duration>PT54S</meta:editing-duration>
    <meta:editing-cycles>1</meta:editing-cycles>
    <meta:document-statistic meta:table-count="0" meta:image-count="0" meta:object-count="0" meta:page-count="1" meta:paragraph-count="2" meta:word-count="5" meta:character-count="68" meta:non-whitespace-character-count="65"/>
    <meta:generator>LibreOffice/6.0.7.3$Linux_X86_64 LibreOffice_project/00m0$Build-3</meta:generator>
  </office:meta>
</office:document-meta>
</file>